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20000015014D807D0F466774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694" officeooo:paragraph-rsid="0013a69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xponentiation algo won’t work :’(</text:p>
      <text:p text:style-name="Standard"/>
      <text:p text:style-name="Standard"><draw:frame draw:style-name="fr1" draw:name="Image1" text:anchor-type="as-char" svg:width="1.3543in" svg:height="3.4992in" draw:z-index="0"><draw:image xlink:href="Pictures/10000000000000820000015014D807D0F46677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21:02:32.978213043</meta:creation-date>
    <dc:date>2023-06-11T21:03:12.129680022</dc:date>
    <meta:editing-duration>PT41S</meta:editing-duration>
    <meta:editing-cycles>1</meta:editing-cycles>
    <meta:document-statistic meta:table-count="0" meta:image-count="1" meta:object-count="0" meta:page-count="1" meta:paragraph-count="2" meta:word-count="5" meta:character-count="34" meta:non-whitespace-character-count="30"/>
    <meta:generator>LibreOffice/7.4.7.2$Linux_X86_64 LibreOffice_project/40$Build-2</meta:generator>
  </office:meta>
</office:document-meta>
</file>